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97f" officeooo:paragraph-rsid="0015d9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ano alex 5ain</text:p>
      <text:p text:style-name="Standard">1. Installa Nmap su H1</text:p>
      <text:p text:style-name="Standard"><text:s text:c="3"/>Su Host 1 (H1), dovresti installare Nmap, uno strumento di scansione di rete, utilizzando il seguente comando:</text:p>
      <text:p text:style-name="Standard"><text:s text:c="3"/>sudo apt-get update</text:p>
      <text:p text:style-name="Standard"><text:s text:c="3"/>sudo apt-get install nmap</text:p>
      <text:p text:style-name="Standard"/>
      <text:p text:style-name="Standard">2. Configura H2 con un Server SSH e un Server Apache2</text:p>
      <text:p text:style-name="Standard"><text:s text:c="3"/>Su Host 2 (H2), dovresti installare e avviare un server SSH e Apache2 (un server web) utilizzando i seguenti comandi:</text:p>
      <text:p text:style-name="Standard"><text:s text:c="3"/># Installa il server SSH</text:p>
      <text:p text:style-name="Standard"><text:s text:c="3"/>sudo apt-get update</text:p>
      <text:p text:style-name="Standard"><text:s text:c="3"/>sudo apt-get install openssh-server</text:p>
      <text:p text:style-name="Standard"/>
      <text:p text:style-name="Standard"><text:s text:c="3"/># Installa il server Apache2</text:p>
      <text:p text:style-name="Standard"><text:s text:c="3"/>sudo apt-get install apache2</text:p>
      <text:p text:style-name="Standard"/>
      <text:p text:style-name="Standard"><text:s text:c="3"/># Avvia il servizio Apache2</text:p>
      <text:p text:style-name="Standard"><text:s text:c="3"/>sudo systemctl start apache2</text:p>
      <text:p text:style-name="Standard"/>
      <text:p text:style-name="Standard">3. Avvia una scansione delle porte da H1 verso H2</text:p>
      <text:p text:style-name="Standard"><text:s text:c="3"/>Da H1, eseguiresti una scansione delle porte verso H2 utilizzando Nmap. Questo potrebbe rivelare le porte aperte e possibilmente i servizi in esecuzione su quelle porte. Il comando sarebbe questo:</text:p>
      <text:p text:style-name="Standard"><text:s text:c="3"/>nmap 192.168.1.2</text:p>
      <text:p text:style-name="Standard"><text:s text:c="3"/>Ti aspetteresti di vedere i servizi SSH (solitamente sulla porta 22) e HTTP (porta 80).</text:p>
      <text:p text:style-name="Standard"/>
      <text:p text:style-name="Standard">4. Avvia il Firewall su H2, Bloccando l'Accesso al Servizio Apache2</text:p>
      <text:p text:style-name="Standard"><text:s text:c="3"/>Su H2, utilizzeresti uno strumento di firewall come iptables o ufw per bloccare l'accesso al servizio Apache2. Ad esempio, con ufw:</text:p>
      <text:p text:style-name="Standard"><text:s text:c="3"/># Attiva ufw e blocca la porta 80</text:p>
      <text:p text:style-name="Standard"><text:s text:c="3"/>sudo ufw enable</text:p>
      <text:p text:style-name="Standard"><text:s text:c="3"/>sudo ufw deny 80</text:p>
      <text:p text:style-name="Standard"/>
      <text:p text:style-name="Standard">5. Scansione delle Porte con il Firewall che Blocca Apache2</text:p>
      <text:p text:style-name="Standard"><text:s text:c="3"/>Dopo aver bloccato la porta 80 su H2, una nuova scansione delle porte da H1 mostrerebbe la porta 80 come chiusa o filtrata, a seconda della configurazione del firewall.</text:p>
      <text:p text:style-name="Standard"/>
      <text:p text:style-name="Standard">6. Cambia il Set di Regole del Firewall su H2 per Consentire Solo SSH e HTTP/HTTPS</text:p>
      <text:p text:style-name="Standard"><text:s text:c="3"/>Per modificare le regole del firewall su H2 per consentire solo SSH (porta 22) e HTTP/HTTPS (porte 80 e 443), usa questi comandi:</text:p>
      <text:p text:style-name="Standard"><text:s text:c="3"/># Consenti SSH, HTTP e HTTPS</text:p>
      <text:p text:style-name="Standard"><text:s text:c="3"/>sudo ufw allow 22</text:p>
      <text:p text:style-name="Standard"><text:s text:c="3"/>sudo ufw allow 80</text:p>
      <text:p text:style-name="Standard"><text:s text:c="3"/>sudo ufw allow 443</text:p>
      <text:p text:style-name="Standard"/>
      <text:p text:style-name="Standard">7. Scopri i Servizi in Esecuzione su H2</text:p>
      <text:p text:style-name="Standard"><text:s text:c="3"/>Per scoprire i servizi in esecuzione su H2, usa Nmap con rilevamento dei servizi da H1:</text:p>
      <text:p text:style-name="Standard"><text:s text:c="3"/>nmap -sV 192.168.1.2</text:p>
      <text:p text:style-name="Standard"/>
      <text:p text:style-name="Standard">8. Cambia la Porta SSH e Aggiorna le Regole del Firewall</text:p>
      <text:p text:style-name="Standard"><text:soft-page-break/><text:s text:c="3"/>Su H2, cambieresti la porta SSH nel file di configurazione del demone SSH (/etc/ssh/sshd_config), poi riavvieresti il servizio SSH. Dopo ciò, aggiorna le regole del firewall per consentire la nuova porta SSH.</text:p>
      <text:p text:style-name="Standard"/>
      <text:p text:style-name="Standard">9. Trova la Nuova Porta SSH da H1 e Accedi</text:p>
      <text:p text:style-name="Standard"><text:s text:c="3"/>Da H1, esegui una scansione Nmap più dettagliata per identificare la nuova porta SSH:</text:p>
      <text:p text:style-name="Standard"><text:s text:c="3"/>nmap -p- 192.168.1.2</text:p>
      <text:p text:style-name="Standard"><text:s text:c="3"/>Quindi, usa SSH per connetterti a H2 sulla nuova porta:</text:p>
      <text:p text:style-name="Standard"><text:s text:c="3"/>ssh -p [nuova porta] [nome utente]@192.168.1.2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1T12:18:41.268000000</meta:creation-date>
    <dc:date>2023-11-21T12:36:23.628000000</dc:date>
    <meta:editing-duration>PT13M11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1" meta:word-count="406" meta:character-count="2429" meta:non-whitespace-character-count="1971"/>
  </office:meta>
</office:document-meta>
</file>